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4cm" fo:min-width="0cm"/>
    </style:style>
    <style:style style:name="gr2" style:family="graphic" style:parent-style-name="standard">
      <style:graphic-properties draw:stroke="dash" draw:stroke-dash="Ultrafine_20_Dashed" draw:fill="gradient" draw:fill-gradient-name="Grün-weiß" draw:textarea-horizontal-align="left" draw:textarea-vertical-align="top" draw:auto-grow-height="false" fo:padding-top="0.05cm" fo:padding-bottom="0.05cm" fo:padding-left="0.05cm" fo:padding-right="0.05cm"/>
    </style:style>
    <style:style style:name="gr3" style:family="graphic" style:parent-style-name="standard">
      <style:graphic-properties draw:fill-color="#008000" draw:textarea-horizontal-align="justify" draw:textarea-vertical-align="middle" draw:auto-grow-height="false" fo:padding-top="0cm" fo:padding-bottom="0cm" fo:padding-left="0cm" fo:padding-right="0cm" draw:shadow="visible" draw:shadow-offset-x="0.1cm" draw:shadow-offset-y="0.1cm"/>
    </style:style>
    <style:style style:name="gr4" style:family="graphic" style:parent-style-name="standard">
      <style:graphic-properties draw:marker-start-width="0.2cm" draw:marker-end="Arrow_20_concave" draw:marker-end-width="0.2cm" draw:textarea-horizontal-align="center"/>
    </style:style>
    <style:style style:name="gr5" style:family="graphic" style:parent-style-name="standard">
      <style:graphic-properties draw:fill="solid" draw:fill-color="#216021" draw:textarea-horizontal-align="justify" draw:textarea-vertical-align="middle" draw:auto-grow-height="false" fo:padding-top="0cm" fo:padding-bottom="0cm" fo:padding-left="0cm" fo:padding-right="0cm" draw:shadow="visible" draw:shadow-offset-x="0.1cm" draw:shadow-offset-y="0.1cm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 fo:padding-top="0cm" fo:padding-bottom="0cm" fo:padding-left="0cm" fo:padding-right="0cm" draw:shadow="visible" draw:shadow-offset-x="0.1cm" draw:shadow-offset-y="0.1cm"/>
    </style:style>
    <style:style style:name="gr7" style:family="graphic" style:parent-style-name="standard">
      <style:graphic-properties draw:stroke="solid" svg:stroke-color="#000000" draw:fill="solid" draw:fill-color="#c0c0c0" draw:fill-gradient-name="Grau_20_-_20_weiß" fo:min-height="0.379cm"/>
    </style:style>
    <style:style style:name="gr8" style:family="graphic" style:parent-style-name="standard">
      <style:graphic-properties draw:stroke="solid" svg:stroke-color="#000000" draw:fill="solid" draw:fill-color="#c0c0c0" draw:fill-gradient-name="Grau_20_-_20_weiß" fo:min-height="0.379cm" fo:padding-left="0cm" fo:padding-right="0cm"/>
    </style:style>
    <style:style style:name="gr9" style:family="graphic" style:parent-style-name="standard">
      <style:graphic-properties draw:stroke="dash" draw:stroke-dash="Fine_20_Dashed_20__28_var_29_" svg:stroke-width="0cm" svg:stroke-color="#000000" draw:marker-start-width="0.13cm" draw:marker-end="Arrow_20_concave" draw:marker-end-width="0.13cm" draw:textarea-horizontal-align="center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9cm" fo:min-width="0cm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 fo:font-size="8pt" style:font-size-asian="18pt" style:font-size-complex="18pt"/>
    </style:style>
    <style:style style:name="P4" style:family="paragraph">
      <style:paragraph-properties fo:text-align="center"/>
      <style:text-properties fo:color="#000000" fo:font-family="'Courier New'" style:font-family-generic="modern" style:font-pitch="fixed" fo:font-size="10pt" fo:font-weight="bold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color="#ffffff" style:font-size-asian="18pt" style:font-size-complex="18pt"/>
    </style:style>
    <style:style style:name="P6" style:family="paragraph">
      <style:paragraph-properties fo:text-align="center"/>
      <style:text-properties fo:font-family="'Courier New'" style:font-family-generic="modern" style:font-pitch="fixed" fo:font-size="10pt" fo:font-weight="bold"/>
    </style:style>
    <style:style style:name="P7" style:family="paragraph">
      <style:paragraph-properties fo:margin-left="0cm" fo:margin-right="0cm" fo:text-align="center" fo:text-indent="0cm"/>
      <style:text-properties fo:color="#000000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color="#000000" fo:font-size="8pt" style:font-size-asian="18pt" style:font-size-complex="18pt"/>
    </style:style>
    <style:style style:name="P9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0pt" fo:font-weight="bold"/>
    </style:style>
    <style:style style:name="P10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10pt" fo:font-weight="bold"/>
    </style:style>
    <style:style style:name="P11" style:family="paragraph">
      <style:paragraph-properties fo:text-align="center"/>
      <style:text-properties fo:font-family="'Bitstream Vera Sans'" style:font-family-generic="swiss" style:font-pitch="variable" fo:font-size="9pt" fo:font-weight="normal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indent="0cm"/>
      <style:text-properties fo:font-size="14pt" fo:font-weight="bold"/>
    </style:style>
    <style:style style:name="T1" style:family="text">
      <style:text-properties fo:color="#ffffff" fo:font-size="10pt" fo:font-weight="bold" style:font-size-asian="18pt" style:font-size-complex="18pt"/>
    </style:style>
    <style:style style:name="T2" style:family="text">
      <style:text-properties fo:color="#ffffff" fo:font-size="9pt" style:font-size-asian="18pt" style:font-size-complex="18pt"/>
    </style:style>
    <style:style style:name="T3" style:family="text">
      <style:text-properties fo:color="#ffffff" fo:font-size="7pt" style:font-size-asian="18pt" style:font-size-complex="18pt"/>
    </style:style>
    <style:style style:name="T4" style:family="text">
      <style:text-properties fo:font-size="9pt"/>
    </style:style>
    <style:style style:name="T5" style:family="text">
      <style:text-properties fo:font-size="7pt"/>
    </style:style>
    <style:style style:name="T6" style:family="text">
      <style:text-properties fo:font-family="'Courier New'" style:font-family-generic="modern" style:font-pitch="fixed" fo:font-size="7pt" fo:font-weight="bold"/>
    </style:style>
    <style:style style:name="T7" style:family="text">
      <style:text-properties fo:font-family="'Courier New'" style:font-family-generic="modern" style:font-pitch="fixed" fo:font-size="7pt"/>
    </style:style>
    <style:style style:name="T8" style:family="text">
      <style:text-properties fo:font-family="'Courier New'" style:font-family-generic="modern" style:font-pitch="fixed" fo:font-size="10pt" fo:font-weight="bold"/>
    </style:style>
    <style:style style:name="T9" style:family="text">
      <style:text-properties fo:font-family="'Courier New'" style:font-family-generic="modern" style:font-pitch="fixed" fo:font-size="10pt" fo:font-weight="bold"/>
    </style:style>
    <style:style style:name="T10" style:family="text">
      <style:text-properties fo:font-family="'Bitstream Vera Sans'" style:font-family-generic="swiss" style:font-pitch="variable" fo:font-size="9pt" fo:font-weight="normal"/>
    </style:style>
    <style:style style:name="T11" style:family="text">
      <style:text-properties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0.502cm" svg:height="1.237cm" svg:x="4.258cm" svg:y="11.236cm">
          <draw:text-box>
            <text:p text:style-name="P12"/>
          </draw:text-box>
        </draw:frame>
        <draw:g>
          <draw:custom-shape draw:style-name="gr2" draw:text-style-name="P1" draw:layer="layout" svg:width="22.151cm" svg:height="7.5cm" svg:x="0cm" svg:y="0cm">
            <draw:glue-point draw:id="4" svg:x="3.916cm" svg:y="0.666cm"/>
            <text:p text:style-name="P12"/>
            <draw:enhanced-geometry svg:viewBox="0 0 21600 21600" draw:mirror-horizontal="false" draw:mirror-vertical="false" draw:path-stretchpoint-x="10800" draw:path-stretchpoint-y="10800" draw:text-areas="?f3 ?f4 ?f5 ?f6" draw:type="round-rectangle" draw:modifiers="2065.36993273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id="id1" draw:layer="layout" svg:width="5.75cm" svg:height="1.25cm" draw:transform="rotate (3.1415926535892) translate (13.75cm 1.5cm)">
            <draw:glue-point draw:id="4" svg:x="0.625cm" svg:y="-5cm"/>
            <text:p text:style-name="P2"><text:span text:style-name="T1">Hardware Abstraction Layer</text:span></text:p>
            <text:p text:style-name="P2"><text:span text:style-name="T2">for main library parts</text:span></text:p>
            <text:p text:style-name="P2"><text:span text:style-name="T3">(partly obligatory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4" draw:layer="layout" draw:type="line" svg:x1="10.875cm" svg:y1="1.5cm" svg:x2="2.125cm" svg:y2="3.5cm" draw:start-shape="id1" draw:start-glue-point="2" draw:end-shape="id2" draw:end-glue-point="0">
            <text:p text:style-name="P12"/>
          </draw:connector>
          <draw:custom-shape draw:style-name="gr5" draw:text-style-name="P3" draw:id="id2" draw:layer="layout" svg:width="3.75cm" svg:height="1.25cm" draw:transform="rotate (3.1415926535892) translate (4cm 4.75cm)">
            <draw:glue-point draw:id="4" svg:x="-1.923cm" svg:y="-4.333cm"/>
            <text:p text:style-name="P5"><text:span text:style-name="T4">Central header for </text:span></text:p>
            <text:p text:style-name="P5"><text:span text:style-name="T4">platform configuration</text:span><text:span text:style-name="T5"><text:line-break/></text:span><text:span text:style-name="T5">(obligatory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3" draw:layer="layout" svg:width="4cm" svg:height="1.25cm" draw:transform="rotate (3.1415926535892) translate (8.5cm 4.75cm)">
            <draw:glue-point draw:id="4" svg:x="-1.923cm" svg:y="-4.333cm"/>
            <draw:glue-point draw:id="5" svg:x="-3.75cm" svg:y="5cm"/>
            <text:p text:style-name="P5"><text:span text:style-name="T4">Central header for </text:span></text:p>
            <text:p text:style-name="P5"><text:span text:style-name="T4">main target functions</text:span></text:p>
            <text:p text:style-name="P5"><text:span text:style-name="T5">(e.g. </text:span><text:span text:style-name="T6">getTime()</text:span><text:span text:style-name="T7">, </text:span><text:span text:style-name="T5">obligatory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4" draw:layer="layout" svg:width="3.8cm" svg:height="1.25cm" draw:transform="rotate (3.1415926535892) translate (12.75cm 5.35cm)">
            <draw:glue-point draw:id="4" svg:x="-1.923cm" svg:y="-4.333cm"/>
            <text:p text:style-name="P5"><text:span text:style-name="T4">HAL for {IMI of STW |</text:span></text:p>
            <text:p text:style-name="P5"><text:span text:style-name="T4">PM167 of STW | PC}</text:span></text:p>
            <text:p text:style-name="P5"><text:span text:style-name="T5">(obligatory for this platform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5" draw:layer="layout" svg:width="4.25cm" svg:height="1.25cm" draw:transform="rotate (3.1415926535892) translate (17.5cm 4.75cm)">
            <draw:glue-point draw:id="4" svg:x="-1.923cm" svg:y="-4.333cm"/>
            <draw:glue-point draw:id="5" svg:x="1.47cm" svg:y="5cm"/>
            <text:p text:style-name="P5"><text:span text:style-name="T4">Central header for</text:span></text:p>
            <text:p text:style-name="P5"><text:span text:style-name="T4">platform specific CAN IO</text:span></text:p>
            <text:p text:style-name="P5"><text:span text:style-name="T5">(obligatory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6" draw:layer="layout" draw:type="line" svg:x1="10.875cm" svg:y1="1.5cm" svg:x2="6.5cm" svg:y2="3.5cm" draw:start-shape="id1" draw:start-glue-point="2" draw:end-shape="id3" draw:end-glue-point="0">
            <text:p text:style-name="P12"/>
          </draw:connector>
          <draw:connector draw:style-name="gr4" draw:text-style-name="P6" draw:layer="layout" draw:type="line" svg:x1="10.875cm" svg:y1="1.5cm" svg:x2="10.85cm" svg:y2="4.1cm" draw:start-shape="id1" draw:start-glue-point="2" draw:end-shape="id4" draw:end-glue-point="0">
            <text:p text:style-name="P12"/>
          </draw:connector>
          <draw:connector draw:style-name="gr4" draw:text-style-name="P6" draw:layer="layout" draw:type="line" svg:x1="10.875cm" svg:y1="1.5cm" svg:x2="15.375cm" svg:y2="3.5cm" draw:start-shape="id1" draw:start-glue-point="2" draw:end-shape="id5" draw:end-glue-point="0">
            <text:p text:style-name="P12"/>
          </draw:connector>
          <draw:custom-shape draw:style-name="gr6" draw:text-style-name="P8" draw:id="id6" draw:layer="layout" svg:width="3.651cm" svg:height="1.75cm" draw:transform="rotate (3.1415926535892) translate (21.75cm 5cm)">
            <draw:glue-point draw:id="4" svg:x="-1.923cm" svg:y="-4.333cm"/>
            <text:p text:style-name="P7"><text:span text:style-name="T4">Central header for</text:span></text:p>
            <text:p text:style-name="P7"><text:span text:style-name="T4">platform specific </text:span></text:p>
            <text:p text:style-name="P7"><text:span text:style-name="T4">EEPROM IO</text:span></text:p>
            <text:p text:style-name="P7"><text:span text:style-name="T5">(obligatory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6" draw:layer="layout" draw:type="line" svg:x1="10.875cm" svg:y1="1.5cm" svg:x2="19.924cm" svg:y2="3.25cm" draw:start-shape="id1" draw:start-glue-point="2" draw:end-shape="id6" draw:end-glue-point="0">
            <text:p text:style-name="P12"/>
          </draw:connector>
          <draw:frame draw:style-name="gr7" draw:text-style-name="P9" draw:layer="layout" svg:width="2.25cm" svg:height="0.649cm" svg:x="4.05cm" svg:y="2.45cm">
            <draw:text-box>
              <text:p text:style-name="P9"><text:span text:style-name="T8">config.h</text:span></text:p>
            </draw:text-box>
          </draw:frame>
          <draw:frame draw:style-name="gr7" draw:text-style-name="P9" draw:layer="layout" svg:width="2.25cm" svg:height="0.649cm" svg:x="7.05cm" svg:y="2.45cm">
            <draw:text-box>
              <text:p text:style-name="P9"><text:span text:style-name="T8">system.h</text:span></text:p>
            </draw:text-box>
          </draw:frame>
          <draw:frame draw:style-name="gr8" draw:text-style-name="P9" draw:layer="layout" svg:width="3.25cm" svg:height="0.649cm" svg:x="9.5cm" svg:y="2.45cm">
            <draw:text-box>
              <text:p text:style-name="P9"><text:span text:style-name="T8">{imi|pc|pm16}</text:span></text:p>
            </draw:text-box>
          </draw:frame>
          <draw:frame draw:style-name="gr7" draw:text-style-name="P9" draw:layer="layout" svg:width="1.75cm" svg:height="0.649cm" svg:x="13.15cm" svg:y="2.45cm">
            <draw:text-box>
              <text:p text:style-name="P9"><text:span text:style-name="T8">can.h</text:span></text:p>
            </draw:text-box>
          </draw:frame>
          <draw:frame draw:style-name="gr7" draw:text-style-name="P9" draw:layer="layout" svg:width="2.25cm" svg:height="0.649cm" svg:x="15.85cm" svg:y="2.45cm">
            <draw:text-box>
              <text:p text:style-name="P2"><text:span text:style-name="T9">eeprom.h</text:span></text:p>
            </draw:text-box>
          </draw:frame>
          <draw:connector draw:style-name="gr4" draw:text-style-name="P6" draw:layer="layout" draw:type="line" svg:x1="10.85cm" svg:y1="5.35cm" svg:x2="15.625cm" svg:y2="6.5cm" draw:start-shape="id4" draw:start-glue-point="2" draw:end-shape="id7" draw:end-glue-point="0">
            <text:p text:style-name="P12"/>
          </draw:connector>
          <draw:connector draw:style-name="gr4" draw:text-style-name="P6" draw:layer="layout" draw:type="line" svg:x1="10.85cm" svg:y1="5.35cm" svg:x2="13.5cm" svg:y2="6.5cm" draw:start-shape="id4" draw:start-glue-point="2" draw:end-shape="id8" draw:end-glue-point="0">
            <text:p text:style-name="P12"/>
          </draw:connector>
          <draw:connector draw:style-name="gr4" draw:text-style-name="P6" draw:layer="layout" draw:type="line" svg:x1="10.85cm" svg:y1="5.35cm" svg:x2="10.85cm" svg:y2="6.5cm" draw:start-shape="id4" draw:start-glue-point="2" draw:end-shape="id9" draw:end-glue-point="0">
            <text:p text:style-name="P12"/>
          </draw:connector>
          <draw:connector draw:style-name="gr4" draw:text-style-name="P6" draw:layer="layout" draw:type="line" svg:x1="10.85cm" svg:y1="5.35cm" svg:x2="8cm" svg:y2="6.5cm" draw:start-shape="id4" draw:start-glue-point="2" draw:end-shape="id10" draw:end-glue-point="0">
            <text:p text:style-name="P12"/>
          </draw:connector>
          <draw:connector draw:style-name="gr4" draw:text-style-name="P6" draw:layer="layout" draw:type="line" svg:x1="10.85cm" svg:y1="5.35cm" svg:x2="5.625cm" svg:y2="6.5cm" draw:start-shape="id4" draw:start-glue-point="2" draw:end-shape="id11" draw:end-glue-point="0">
            <text:p text:style-name="P12"/>
          </draw:connector>
          <draw:frame draw:style-name="gr8" draw:text-style-name="P9" draw:id="id11" draw:layer="layout" svg:width="1.75cm" svg:height="0.649cm" svg:x="4.75cm" svg:y="6.5cm">
            <draw:text-box>
              <text:p text:style-name="P9"><text:span text:style-name="T8">system</text:span></text:p>
            </draw:text-box>
            <draw:glue-point draw:id="4" svg:x="-3.571cm" svg:y="-4.992cm"/>
            <draw:glue-point draw:id="5" svg:x="-3.571cm" svg:y="-4.992cm"/>
          </draw:frame>
          <draw:frame draw:style-name="gr8" draw:text-style-name="P9" draw:id="id10" draw:layer="layout" svg:width="2cm" svg:height="0.649cm" svg:x="7cm" svg:y="6.5cm">
            <draw:text-box>
              <text:p text:style-name="P9"><text:span text:style-name="T8">typdef.h</text:span></text:p>
            </draw:text-box>
          </draw:frame>
          <draw:frame draw:style-name="gr8" draw:text-style-name="P9" draw:id="id9" draw:layer="layout" svg:width="2.5cm" svg:height="0.649cm" svg:x="9.6cm" svg:y="6.5cm">
            <draw:text-box>
              <text:p text:style-name="P9"><text:span text:style-name="T8">errcodes.h</text:span></text:p>
            </draw:text-box>
          </draw:frame>
          <draw:frame draw:style-name="gr8" draw:text-style-name="P9" draw:id="id8" draw:layer="layout" svg:width="2cm" svg:height="0.649cm" svg:x="12.5cm" svg:y="6.5cm">
            <draw:text-box>
              <text:p text:style-name="P9"><text:span text:style-name="T8">config.h</text:span></text:p>
            </draw:text-box>
          </draw:frame>
          <draw:frame draw:style-name="gr7" draw:text-style-name="P9" draw:id="id7" draw:layer="layout" svg:width="1.25cm" svg:height="0.649cm" svg:x="15cm" svg:y="6.5cm">
            <draw:text-box>
              <text:p text:style-name="P9"><text:span text:style-name="T8">can</text:span></text:p>
            </draw:text-box>
            <draw:glue-point draw:id="4" svg:x="3cm" svg:y="-4.992cm"/>
          </draw:frame>
          <draw:connector draw:style-name="gr9" draw:text-style-name="P11" draw:layer="layout" draw:type="line" svg:x1="5cm" svg:y1="4.75cm" svg:x2="5.001cm" svg:y2="6.501cm" draw:start-shape="id3" draw:start-glue-point="5" draw:end-shape="id11" draw:end-glue-point="4">
            <text:p text:style-name="P9"><text:span text:style-name="T10">implement</text:span><text:span text:style-name="T10"><text:tab/></text:span><text:span text:style-name="T10"><text:tab/></text:span></text:p>
            <text:p text:style-name="P10"><text:span text:style-name="T10">depend</text:span></text:p>
          </draw:connector>
          <draw:connector draw:style-name="gr9" draw:text-style-name="P11" draw:layer="layout" draw:type="line" svg:x1="19.924cm" svg:y1="5cm" svg:x2="19.9cm" svg:y2="6.451cm" draw:start-shape="id6" draw:end-shape="id12">
            <text:p text:style-name="P9"><text:span text:style-name="T10"><text:tab/></text:span><text:span text:style-name="T10"> <text:s text:c="5"/></text:span><text:span text:style-name="T10">implement</text:span></text:p>
            <text:p text:style-name="P10"><text:span text:style-name="T10"><text:tab/></text:span><text:span text:style-name="T10"> <text:s text:c="5"/></text:span><text:span text:style-name="T10">depend</text:span></text:p>
          </draw:connector>
          <draw:connector draw:style-name="gr9" draw:text-style-name="P11" draw:layer="layout" draw:type="line" svg:x1="15.999cm" svg:y1="4.75cm" svg:x2="16cm" svg:y2="6.501cm" draw:start-shape="id5" draw:start-glue-point="5" draw:end-shape="id7" draw:end-glue-point="4">
            <text:p text:style-name="P9"><text:span text:style-name="T10"><text:tab/></text:span><text:span text:style-name="T10"> <text:s text:c="4"/></text:span><text:span text:style-name="T10">implement</text:span></text:p>
            <text:p text:style-name="P10"><text:span text:style-name="T10"><text:tab/></text:span><text:span text:style-name="T10"> <text:s text:c="8"/></text:span><text:span text:style-name="T10">depend</text:span></text:p>
          </draw:connector>
          <draw:connector draw:style-name="gr4" draw:text-style-name="P6" draw:layer="layout" draw:type="line" svg:x1="10.85cm" svg:y1="5.35cm" svg:x2="18.9cm" svg:y2="6.775cm" draw:start-shape="id4" draw:start-glue-point="2" draw:end-shape="id12" draw:end-glue-point="3">
            <text:p text:style-name="P12"/>
          </draw:connector>
          <draw:frame draw:style-name="gr7" draw:text-style-name="P9" draw:id="id12" draw:layer="layout" svg:width="2cm" svg:height="0.649cm" svg:x="18.9cm" svg:y="6.451cm">
            <draw:text-box>
              <text:p text:style-name="P9"><text:span text:style-name="T8">eeprom</text:span></text:p>
            </draw:text-box>
            <draw:glue-point draw:id="4" svg:x="3cm" svg:y="-4.992cm"/>
          </draw:frame>
          <draw:frame draw:style-name="gr10" draw:text-style-name="P13" draw:layer="layout" svg:width="6.78cm" svg:height="2.589cm" svg:x="0.201cm" svg:y="-0.089cm">
            <draw:text-box>
              <text:p text:style-name="P12"><text:span text:style-name="T11">Structure of HAL for</text:span></text:p>
              <text:p text:style-name="P12"><text:span text:style-name="T11">IMI and PM167 of STW</text:span></text:p>
              <text:p text:style-name="P12"><text:span text:style-name="T11">and for P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u_20_-_20_weiß" draw:display-name="Grau - weiß" draw:style="linear" draw:start-color="#808080" draw:end-color="#ffffff" draw:start-intensity="100%" draw:end-intensity="100%" draw:angle="1800" draw:border="0%"/>
    <draw:gradient draw:name="Grün-weiß" draw:style="linear" draw:start-color="#008000" draw:end-color="#ffffff" draw:start-intensity="100%" draw:end-intensity="100%" draw:angle="180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de" style:country-asian="DE" style:font-family-complex="'Bitstream Vera Sans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2cm" fo:page-height="7.5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29T10:38:39</meta:creation-date>
    <dc:date>2008-01-08T18:22:44</dc:date>
    <dc:language>de-DE</dc:language>
    <meta:editing-cycles>32</meta:editing-cycles>
    <meta:editing-duration>PT9H26M7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